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Tool.setParam( Object key , Object value , boolean app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kTool.setRelativ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Xhtml( boolean use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Params( Object obj , boolean appen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nkTool.configure( ValueParser par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nkTool.addIgnore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Tool.setAbsolut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Tool.addQueryData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addQueryData(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SelfAbsolute( boolean selfAbsol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addAll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Tool.setSelfIncludeParameters( boolean self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init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kTool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Anchor( String anch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getQuery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AutoIgnoreParameters( boolean auto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Response(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Tool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